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4cm" svg:stroke-color="#ff3333" draw:marker-start="Arrow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7cm" fo:min-width="0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svg:stroke-width="0.04cm" draw:marker-start="Arrow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4cm" svg:stroke-color="#6666ff" draw:marker-start="Arrow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14cm" svg:height="7.835cm" svg:x="14.857cm" svg:y="3.738cm">
          <draw:text-box>
            <text:p><text:span text:style-name="T1">Max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in</text:span></text:p>
            <text:p><text:span text:style-name="T1"/></text:p>
            <text:p><text:span text:style-name="T1">-20 (high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+19 (low)</text:span></text:p>
          </draw:text-box>
        </draw:frame>
        <draw:line draw:style-name="gr2" draw:text-style-name="P2" draw:layer="layout" svg:x1="14.9cm" svg:y1="8.9cm" svg:x2="14.9cm" svg:y2="11.2cm">
          <text:p/>
        </draw:line>
        <draw:line draw:style-name="gr3" draw:text-style-name="P2" draw:layer="layout" svg:x1="14.6cm" svg:y1="4.1cm" svg:x2="14.3cm" svg:y2="4.1cm">
          <text:p/>
        </draw:line>
        <draw:line draw:style-name="gr3" draw:text-style-name="P2" draw:layer="layout" svg:x1="14.3cm" svg:y1="4.1cm" svg:x2="14.3cm" svg:y2="7.9cm">
          <text:p/>
        </draw:line>
        <draw:line draw:style-name="gr3" draw:text-style-name="P2" draw:layer="layout" svg:x1="14.3cm" svg:y1="7.9cm" svg:x2="14.6cm" svg:y2="7.9cm">
          <text:p/>
        </draw:line>
        <draw:frame draw:style-name="gr4" draw:text-style-name="P4" draw:layer="layout" svg:width="4.318cm" svg:height="1.199cm" svg:x="5.2cm" svg:y="5.5cm">
          <draw:text-box>
            <text:p text:style-name="P3"><text:span text:style-name="T1">SchedPolicy::FIFO</text:span></text:p>
            <text:p text:style-name="P3"><text:span text:style-name="T1">SchedPolicy::RR</text:span></text:p>
          </draw:text-box>
        </draw:frame>
        <draw:line draw:style-name="gr5" draw:text-style-name="P2" draw:layer="layout" svg:x1="9.3cm" svg:y1="8.9cm" svg:x2="14.8cm" svg:y2="8.9cm">
          <text:p/>
        </draw:line>
        <draw:frame draw:style-name="gr1" draw:text-style-name="P1" draw:layer="layout" svg:width="3.478cm" svg:height="0.725cm" svg:x="8.9cm" svg:y="5.7cm">
          <draw:text-box>
            <text:p><text:span text:style-name="T1">+ priority (0..31)</text:span></text:p>
          </draw:text-box>
        </draw:frame>
        <draw:frame draw:style-name="gr6" draw:text-style-name="P4" draw:layer="layout" svg:width="4.318cm" svg:height="1.199cm" svg:x="5.182cm" svg:y="8.575cm">
          <draw:text-box>
            <text:p text:style-name="P3"><text:span text:style-name="T1">SchedPolicy::Other</text:span></text:p>
            <text:p text:style-name="P3"><text:span text:style-name="T1">SchedPolicy::Batch</text:span></text:p>
          </draw:text-box>
        </draw:frame>
        <draw:line draw:style-name="gr7" draw:text-style-name="P2" draw:layer="layout" svg:x1="12.3cm" svg:y1="6cm" svg:x2="14.3cm" svg:y2="4.1cm">
          <text:p/>
        </draw:line>
        <draw:line draw:style-name="gr7" draw:text-style-name="P2" draw:layer="layout" svg:x1="12.3cm" svg:y1="6.2cm" svg:x2="14.3cm" svg:y2="7.9cm">
          <text:p/>
        </draw:line>
        <draw:frame draw:style-name="gr6" draw:text-style-name="P4" draw:layer="layout" svg:width="4.318cm" svg:height="0.725cm" svg:x="5.6cm" svg:y="10.8cm">
          <draw:text-box>
            <text:p text:style-name="P3"><text:span text:style-name="T1">SchedPolicy::Idle</text:span></text:p>
          </draw:text-box>
        </draw:frame>
        <draw:line draw:style-name="gr7" draw:text-style-name="P2" draw:layer="layout" svg:x1="9.2cm" svg:y1="11.2cm" svg:x2="14.3cm" svg:y2="11.2cm">
          <text:p/>
        </draw:line>
        <draw:frame draw:style-name="gr1" draw:layer="layout" svg:width="6.196cm" svg:height="0.962cm" svg:x="13.7cm" svg:y="2.538cm">
          <draw:text-box>
            <text:p>Scheduling on Linux</text:p>
          </draw:text-box>
        </draw:frame>
        <draw:frame draw:style-name="gr1" draw:layer="layout" svg:width="5.997cm" svg:height="1.673cm" svg:x="4.9cm" svg:y="2.5cm">
          <draw:text-box>
            <text:p>Parameters passed</text:p>
            <text:p text:style-name="P2">to Thread::Start</text:p>
          </draw:text-box>
        </draw:frame>
        <draw:line draw:style-name="gr8" draw:text-style-name="P2" draw:layer="layout" svg:x1="14.8cm" svg:y1="4.1cm" svg:x2="14.8cm" svg:y2="7.9cm">
          <text:p/>
        </draw:line>
        <draw:line draw:style-name="gr9" draw:text-style-name="P2" draw:layer="layout" svg:x1="14.3cm" svg:y1="8.4cm" svg:x2="19.5cm" svg:y2="8.4cm">
          <text:p/>
        </draw:line>
        <draw:line draw:style-name="gr10" draw:text-style-name="P2" draw:layer="layout" svg:x1="14.6cm" svg:y1="9.7cm" svg:x2="14.6cm" svg:y2="11.2cm">
          <text:p/>
        </draw:line>
        <draw:line draw:style-name="gr5" draw:text-style-name="P2" draw:layer="layout" svg:x1="9.3cm" svg:y1="9cm" svg:x2="14.8cm" svg:y2="11.2cm">
          <text:p/>
        </draw:line>
        <draw:line draw:style-name="gr11" draw:text-style-name="P2" draw:layer="layout" svg:x1="9.3cm" svg:y1="9.5cm" svg:x2="14.5cm" svg:y2="11.2cm">
          <text:p/>
        </draw:line>
        <draw:line draw:style-name="gr11" draw:text-style-name="P2" draw:layer="layout" svg:x1="9.3cm" svg:y1="9.5cm" svg:x2="14.5cm" svg:y2="9.7cm">
          <text:p/>
        </draw:line>
        <draw:frame draw:style-name="gr1" draw:text-style-name="P5" draw:layer="layout" svg:width="3.419cm" svg:height="1.073cm" svg:x="16.2cm" svg:y="9.427cm">
          <draw:text-box>
            <text:p><text:span text:style-name="T2">Dynamic Priority</text:span></text:p>
            <text:p><text:span text:style-name="T2">(nice-value)</text:span></text:p>
          </draw:text-box>
        </draw:frame>
        <draw:frame draw:style-name="gr1" draw:text-style-name="P5" draw:layer="layout" svg:width="2.89cm" svg:height="0.662cm" svg:x="16.181cm" svg:y="5.3cm">
          <draw:text-box>
            <text:p><text:span text:style-name="T2">Static Prior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21:55:13.890637258</meta:creation-date>
    <dc:date>2017-02-03T22:46:52.392954177</dc:date>
    <meta:editing-duration>PT3M47S</meta:editing-duration>
    <meta:editing-cycles>2</meta:editing-cycles>
    <meta:generator>LibreOffice/4.1.6.2$Linux_X86_64 LibreOffice_project/410m0$Build-2</meta:generator>
    <meta:document-statistic meta:object-count="23"/>
  </office:meta>
</office:document-meta>
</file>